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 del problema</text:p>
      <text:p text:style-name="Standard"/>
      <text:p text:style-name="P2">Nel progetto i Coloni di Catan di è stato richiesto di sviluppare un database in grado di memorizzare le partite di questo gioco da tavolo, quindi sarà in grado di memorizzare giocatori, turni e le azioni intraprese, in modo tale da ripercorrere una partita passo dopo passo. Nello specifico il database sarà programmato per creare in automatico una mappa di default pre-impostata ogni volta che si aggiungerà una partita. Agli esagoni della mappa da gioco saranno enumerati i vertici e lati. Così il database sarà in grado di memorizzare la posizione esatta di colonie o città e delle strade. Passata la fase di creazione della partita, l'utente sarà in grado di aggiungere, eliminare e di visionare turni. A ogni turno si potrà tener traccia di tutte le informazioni di esso: il giocatore di quel turno, le colonie o città <text:s/>e strade di quel giocatore in quel turno, le carte esistenti, gli scambi effettuati in quel turno e i punti che il giocatore ha correntemente guadagnato. Si potranno anche aggiungere le azioni intraprese di un giocatore in un determinato turno, per esempio: la creazione di una colonia, il </text:p>
      <text:p text:style-name="P2">miglioramento di una colonia a città, l'acquisto di una carta sviluppo, la costruzione di una strada e il commercio con un altro giocatore o con un porto o con il gioco e si potrà avere un riepilogo dettagliato di questi elementi. Le azioni intraprese da un giocatore e anche la creazioni di una partita o di un turno dovranno rispettare i vincoli del gioco, per esempio un giocatore potrà costruire una colonia solo se si hanno risorse a sufficienza per fare ciò. Il riepilogo dei punti non verrà memorizzato fisicamente nel database ma verrà fatto il calcolo a runtime. Il tutto dovrà anche essere munito di interfaccia grafica, in modo da semplificare l'interazione con il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5</meta:editing-cycles>
    <meta:generator>OpenOffice/4.1.6$Win32 OpenOffice.org_project/416m1$Build-9790</meta:generator>
    <dc:date>2019-09-02T09:58:07.67</dc:date>
    <meta:document-statistic meta:table-count="0" meta:image-count="0" meta:object-count="0" meta:page-count="1" meta:paragraph-count="3" meta:word-count="306" meta:character-count="1821"/>
    <meta:user-defined meta:name="Info 1"/>
    <meta:user-defined meta:name="Info 2"/>
    <meta:user-defined meta:name="Info 3"/>
    <meta:user-defined meta:name="Info 4"/>
  </office:meta>
</office:document-meta>
</file>